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1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453.51pt" svg:height="255.09pt" svg:x="5.87pt" svg:y="804.44pt">
            <draw:object draw:notify-on-update-of-ranges="Tabelle1.A4:Tabelle1.A7 Tabelle1.B3:Tabelle1.B3 Tabelle1.B4:Tabelle1.B7 Tabelle1.A4:Tabelle1.A7 Tabelle1.C4:Tabelle1.C7 Tabelle1.A4:Tabelle1.A7 Tabelle1.D4:Tabelle1.D7 Tabelle1.D13:Tabelle1.D17 Tabelle1.A4:Tabelle1.A7 Tabelle1.C13:Tabelle1.C17 Tabelle1.A4:Tabelle1.A7 Tabelle1.C30:Tabelle1.C35 Tabelle1.A4:Tabelle1.A7 Tabelle1.C21:Tabelle1.C26 Tabelle1.A4:Tabelle1.A7 Tabelle1.C39:Tabelle1.C44 Tabelle1.A4:Tabelle1.A7 Tabelle1.C49:Tabelle1.C54 Tabelle1.A4:Tabelle1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1085.61pt">
            <draw:object draw:notify-on-update-of-ranges="Tabelle1.A3:Tabelle1.A7 Tabelle1.E3:Tabelle1.E7 Tabelle1.A3:Tabelle1.A7 Tabelle1.G3:Tabelle1.G7 Tabelle1.A3:Tabelle1.A7 Tabelle1.E13:Tabelle1.E17 Tabelle1.A3:Tabelle1.A7 Tabelle1.G13:Tabelle1.G17 Tabelle1.A3:Tabelle1.A7 Tabelle1.D21:Tabelle1.D26 Tabelle1.A3:Tabelle1.A7 Tabelle1.D30:Tabelle1.D35 Tabelle1.A3:Tabelle1.A7 Tabelle1.D39:Tabelle1.D44 Tabelle1.A3:Tabelle1.A7 Tabelle1.D49:Tabelle1.D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370.1pt">
            <draw:object draw:notify-on-update-of-ranges="Tabelle1.A3:Tabelle1.A7 Tabelle1.F3:Tabelle1.F7 Tabelle1.A3:Tabelle1.A7 Tabelle1.F13:Tabelle1.F17 Tabelle1.A3:Tabelle1.A7 Tabelle1.H3:Tabelle1.H7 Tabelle1.A3:Tabelle1.A7 Tabelle1.H13:Tabelle1.H17 Tabelle1.A3:Tabelle1.A7 Tabelle1.E30:Tabelle1.E35 Tabelle1.A3:Tabelle1.A7 Tabelle1.E21:Tabelle1.E26 Tabelle1.A3:Tabelle1.A7 Tabelle1.E39:Tabelle1.E44 Tabelle1.E49:Tabelle1.E54 Tabelle1.A3:Tabelle1.A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table:style-name="ce5" office:value-type="string" calcext:value-type="string">
            <text:p>3D-slab-nonblo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4perhost 4</text:p>
          </table:table-cell>
          <table:table-cell table:style-name="ce2"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5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" office:value-type="float" office:value="0.807" calcext:value-type="float">
            <text:p>0.807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table:formula="of:=[.B4]/[.D4]" office:value-type="float" office:value="1.54007633587786" calcext:value-type="float">
            <text:p>1.540</text:p>
          </table:table-cell>
          <table:table-cell table:style-name="ce3" table:formula="of:=[.E4]/8" office:value-type="float" office:value="0.192509541984733" calcext:value-type="float">
            <text:p>0.193</text:p>
          </table:table-cell>
          <table:table-cell table:style-name="ce3" table:formula="of:=[.B4]/[.C4]" office:value-type="float" office:value="1.42328042328042" calcext:value-type="float">
            <text:p>1.423</text:p>
          </table:table-cell>
          <table:table-cell table:style-name="ce3" table:formula="of:=[.G4]/4" office:value-type="float" office:value="0.355820105820106" calcext:value-type="float">
            <text:p>0.356</text:p>
          </table:table-cell>
          <table:table-cell table:number-columns-repeated="5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float" office:value="12.885" calcext:value-type="float">
            <text:p>12.885</text:p>
          </table:table-cell>
          <table:table-cell table:style-name="ce3" office:value-type="float" office:value="7.462" calcext:value-type="float">
            <text:p>7.462</text:p>
          </table:table-cell>
          <table:table-cell table:style-name="ce3" office:value-type="float" office:value="5.646" calcext:value-type="float">
            <text:p>5.646</text:p>
          </table:table-cell>
          <table:table-cell table:style-name="ce3" table:formula="of:=[.B5]/[.D5]" office:value-type="float" office:value="2.28214665249734" calcext:value-type="float">
            <text:p>2.282</text:p>
          </table:table-cell>
          <table:table-cell table:style-name="ce3" table:formula="of:=[.E5]/8" office:value-type="float" office:value="0.285268331562168" calcext:value-type="float">
            <text:p>0.285</text:p>
          </table:table-cell>
          <table:table-cell table:style-name="ce3" table:formula="of:=[.B5]/[.C5]" office:value-type="float" office:value="1.7267488608952" calcext:value-type="float">
            <text:p>1.727</text:p>
          </table:table-cell>
          <table:table-cell table:style-name="ce3" table:formula="of:=[.G5]/4" office:value-type="float" office:value="0.431687215223801" calcext:value-type="float">
            <text:p>0.432</text:p>
          </table:table-cell>
          <table:table-cell table:number-columns-repeated="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3" office:value-type="float" office:value="35.282" calcext:value-type="float">
            <text:p>35.282</text:p>
          </table:table-cell>
          <table:table-cell table:style-name="ce3" office:value-type="float" office:value="10.849" calcext:value-type="float">
            <text:p>10.849</text:p>
          </table:table-cell>
          <table:table-cell table:style-name="ce3" office:value-type="float" office:value="8.11" calcext:value-type="float">
            <text:p>8.110</text:p>
          </table:table-cell>
          <table:table-cell table:style-name="ce3" table:formula="of:=[.B6]/[.D6]" office:value-type="float" office:value="4.35043156596794" calcext:value-type="float">
            <text:p>4.350</text:p>
          </table:table-cell>
          <table:table-cell table:style-name="ce3" table:formula="of:=[.E6]/8" office:value-type="float" office:value="0.543803945745993" calcext:value-type="float">
            <text:p>0.544</text:p>
          </table:table-cell>
          <table:table-cell table:style-name="ce3" table:formula="of:=[.B6]/[.C6]" office:value-type="float" office:value="3.25209696746244" calcext:value-type="float">
            <text:p>3.252</text:p>
          </table:table-cell>
          <table:table-cell table:style-name="ce3" table:formula="of:=[.G6]/4" office:value-type="float" office:value="0.81302424186561" calcext:value-type="float">
            <text:p>0.813</text:p>
          </table:table-cell>
          <table:table-cell table:number-columns-repeated="5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float" office:value="53.723" calcext:value-type="float">
            <text:p>53.723</text:p>
          </table:table-cell>
          <table:table-cell table:style-name="ce3" office:value-type="float" office:value="16.486" calcext:value-type="float">
            <text:p>16.486</text:p>
          </table:table-cell>
          <table:table-cell table:style-name="ce3" office:value-type="float" office:value="10.958" calcext:value-type="float">
            <text:p>10.958</text:p>
          </table:table-cell>
          <table:table-cell table:style-name="ce3" table:formula="of:=[.B7]/[.D7]" office:value-type="float" office:value="4.90262821682789" calcext:value-type="float">
            <text:p>4.903</text:p>
          </table:table-cell>
          <table:table-cell table:style-name="ce3" table:formula="of:=[.E7]/8" office:value-type="float" office:value="0.612828527103486" calcext:value-type="float">
            <text:p>0.613</text:p>
          </table:table-cell>
          <table:table-cell table:style-name="ce3" table:formula="of:=[.B7]/[.C7]" office:value-type="float" office:value="3.25870435521048" calcext:value-type="float">
            <text:p>3.259</text:p>
          </table:table-cell>
          <table:table-cell table:style-name="ce3" table:formula="of:=[.G7]/4" office:value-type="float" office:value="0.81467608880262" calcext:value-type="float">
            <text:p>0.815</text:p>
          </table:table-cell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" office:value-type="string" calcext:value-type="string">
            <text:p>3D-slab-blo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5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" office:value-type="float" office:value="0.807" calcext:value-type="float">
            <text:p>0.807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532" calcext:value-type="float">
            <text:p>0.532</text:p>
          </table:table-cell>
          <table:table-cell table:style-name="ce3" table:formula="of:=[.B14]/[.D14]" office:value-type="float" office:value="1.51691729323308" calcext:value-type="float">
            <text:p>1.517</text:p>
          </table:table-cell>
          <table:table-cell table:style-name="ce3" table:formula="of:=[.E14]/8" office:value-type="float" office:value="0.189614661654135" calcext:value-type="float">
            <text:p>0.190</text:p>
          </table:table-cell>
          <table:table-cell table:style-name="ce3" table:formula="of:=[.B14]/[.C14]" office:value-type="float" office:value="1.22831050228311" calcext:value-type="float">
            <text:p>1.228</text:p>
          </table:table-cell>
          <table:table-cell table:style-name="ce3" table:formula="of:=[.G14]/4" office:value-type="float" office:value="0.307077625570776" calcext:value-type="float">
            <text:p>0.307</text:p>
          </table:table-cell>
          <table:table-cell table:number-columns-repeated="5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float" office:value="12.885" calcext:value-type="float">
            <text:p>12.885</text:p>
          </table:table-cell>
          <table:table-cell table:style-name="ce3" office:value-type="float" office:value="7.698" calcext:value-type="float">
            <text:p>7.698</text:p>
          </table:table-cell>
          <table:table-cell table:style-name="ce3" office:value-type="float" office:value="4.964" calcext:value-type="float">
            <text:p>4.964</text:p>
          </table:table-cell>
          <table:table-cell table:style-name="ce3" table:formula="of:=[.B15]/[.D15]" office:value-type="float" office:value="2.59568896051571" calcext:value-type="float">
            <text:p>2.596</text:p>
          </table:table-cell>
          <table:table-cell table:style-name="ce3" table:formula="of:=[.E15]/8" office:value-type="float" office:value="0.324461120064464" calcext:value-type="float">
            <text:p>0.324</text:p>
          </table:table-cell>
          <table:table-cell table:style-name="ce3" table:formula="of:=[.B15]/[.C15]" office:value-type="float" office:value="1.67381137957911" calcext:value-type="float">
            <text:p>1.674</text:p>
          </table:table-cell>
          <table:table-cell table:style-name="ce3" table:formula="of:=[.G15]/4" office:value-type="float" office:value="0.418452844894778" calcext:value-type="float">
            <text:p>0.418</text:p>
          </table:table-cell>
          <table:table-cell table:number-columns-repeated="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3" office:value-type="float" office:value="35.282" calcext:value-type="float">
            <text:p>35.282</text:p>
          </table:table-cell>
          <table:table-cell table:style-name="ce3" office:value-type="float" office:value="12.244" calcext:value-type="float">
            <text:p>12.244</text:p>
          </table:table-cell>
          <table:table-cell table:style-name="ce3" office:value-type="float" office:value="7.776" calcext:value-type="float">
            <text:p>7.776</text:p>
          </table:table-cell>
          <table:table-cell table:style-name="ce3" table:formula="of:=[.B16]/[.D16]" office:value-type="float" office:value="4.53729423868313" calcext:value-type="float">
            <text:p>4.537</text:p>
          </table:table-cell>
          <table:table-cell table:style-name="ce3" table:formula="of:=[.E16]/8" office:value-type="float" office:value="0.567161779835391" calcext:value-type="float">
            <text:p>0.567</text:p>
          </table:table-cell>
          <table:table-cell table:style-name="ce3" table:formula="of:=[.B16]/[.C16]" office:value-type="float" office:value="2.88157464880758" calcext:value-type="float">
            <text:p>2.882</text:p>
          </table:table-cell>
          <table:table-cell table:style-name="ce3" table:formula="of:=[.G16]/4" office:value-type="float" office:value="0.720393662201895" calcext:value-type="float">
            <text:p>0.720</text:p>
          </table:table-cell>
          <table:table-cell table:number-columns-repeated="5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float" office:value="53.723" calcext:value-type="float">
            <text:p>53.723</text:p>
          </table:table-cell>
          <table:table-cell table:style-name="ce3" office:value-type="float" office:value="16.495" calcext:value-type="float">
            <text:p>16.495</text:p>
          </table:table-cell>
          <table:table-cell table:style-name="ce3" office:value-type="float" office:value="10.7" calcext:value-type="float">
            <text:p>10.700</text:p>
          </table:table-cell>
          <table:table-cell table:style-name="ce3" table:formula="of:=[.B17]/[.D17]" office:value-type="float" office:value="5.02084112149533" calcext:value-type="float">
            <text:p>5.021</text:p>
          </table:table-cell>
          <table:table-cell table:style-name="ce3" table:formula="of:=[.E17]/8" office:value-type="float" office:value="0.627605140186916" calcext:value-type="float">
            <text:p>0.628</text:p>
          </table:table-cell>
          <table:table-cell table:style-name="ce3" table:formula="of:=[.B17]/[.C17]" office:value-type="float" office:value="3.25692634131555" calcext:value-type="float">
            <text:p>3.257</text:p>
          </table:table-cell>
          <table:table-cell table:style-name="ce3" table:formula="of:=[.G17]/4" office:value-type="float" office:value="0.814231585328887" calcext:value-type="float">
            <text:p>0.814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poles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/[.C22]" office:value-type="float" office:value="1" calcext:value-type="float">
            <text:p>1</text:p>
          </table:table-cell>
          <table:table-cell table:formula="of:=[.D22]/4" office:value-type="float" office:value="0.25" calcext:value-type="float">
            <text:p>0.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3]/[.C23]" office:value-type="float" office:value="0.631578947368421" calcext:value-type="float">
            <text:p>0.631578947368421</text:p>
          </table:table-cell>
          <table:table-cell table:formula="of:=[.D23]/4" office:value-type="float" office:value="0.157894736842105" calcext:value-type="float">
            <text:p>0.15789473684210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24]/[.C24]" office:value-type="float" office:value="0.758620689655172" calcext:value-type="float">
            <text:p>0.758620689655172</text:p>
          </table:table-cell>
          <table:table-cell table:formula="of:=[.D24]/4" office:value-type="float" office:value="0.189655172413793" calcext:value-type="float">
            <text:p>0.189655172413793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B25]/[.C25]" office:value-type="float" office:value="0.790697674418605" calcext:value-type="float">
            <text:p>0.790697674418605</text:p>
          </table:table-cell>
          <table:table-cell table:formula="of:=[.D25]/4" office:value-type="float" office:value="0.197674418604651" calcext:value-type="float">
            <text:p>0.19767441860465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table:formula="of:=[.B26]/[.C26]" office:value-type="float" office:value="0.859922178988327" calcext:value-type="float">
            <text:p>0.859922178988327</text:p>
          </table:table-cell>
          <table:table-cell table:formula="of:=[.D26]/4" office:value-type="float" office:value="0.214980544747082" calcext:value-type="float">
            <text:p>0.21498054474708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poles non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D31]/4" office:value-type="float" office:value="0.25" calcext:value-type="float">
            <text:p>0.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2]/[.C32]" office:value-type="float" office:value="0.631578947368421" calcext:value-type="float">
            <text:p>0.631578947368421</text:p>
          </table:table-cell>
          <table:table-cell table:formula="of:=[.D32]/4" office:value-type="float" office:value="0.157894736842105" calcext:value-type="float">
            <text:p>0.15789473684210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33]/[.C33]" office:value-type="float" office:value="0.758620689655172" calcext:value-type="float">
            <text:p>0.758620689655172</text:p>
          </table:table-cell>
          <table:table-cell table:formula="of:=[.D33]/4" office:value-type="float" office:value="0.189655172413793" calcext:value-type="float">
            <text:p>0.189655172413793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B34]/[.C34]" office:value-type="float" office:value="0.829268292682927" calcext:value-type="float">
            <text:p>0.829268292682927</text:p>
          </table:table-cell>
          <table:table-cell table:formula="of:=[.D34]/4" office:value-type="float" office:value="0.207317073170732" calcext:value-type="float">
            <text:p>0.20731707317073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table:formula="of:=[.B35]/[.C35]" office:value-type="float" office:value="0.87007874015748" calcext:value-type="float">
            <text:p>0.87007874015748</text:p>
          </table:table-cell>
          <table:table-cell table:formula="of:=[.D35]/4" office:value-type="float" office:value="0.21751968503937" calcext:value-type="float">
            <text:p>0.21751968503937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cubes non-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0]/[.C40]" office:value-type="float" office:value="1" calcext:value-type="float">
            <text:p>1</text:p>
          </table:table-cell>
          <table:table-cell table:formula="of:=[.D40]/8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41]/[.C41]" office:value-type="float" office:value="1.2" calcext:value-type="float">
            <text:p>1.2</text:p>
          </table:table-cell>
          <table:table-cell table:formula="of:=[.D41]/8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42]/[.C42]" office:value-type="float" office:value="1.57142857142857" calcext:value-type="float">
            <text:p>1.57142857142857</text:p>
          </table:table-cell>
          <table:table-cell table:formula="of:=[.D42]/8" office:value-type="float" office:value="0.196428571428571" calcext:value-type="float">
            <text:p>0.196428571428571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43]/[.C43]" office:value-type="float" office:value="1.61904761904762" calcext:value-type="float">
            <text:p>1.61904761904762</text:p>
          </table:table-cell>
          <table:table-cell table:formula="of:=[.D43]/8" office:value-type="float" office:value="0.202380952380952" calcext:value-type="float">
            <text:p>0.20238095238095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table:formula="of:=[.B44]/[.C44]" office:value-type="float" office:value="1.58992805755396" calcext:value-type="float">
            <text:p>1.58992805755396</text:p>
          </table:table-cell>
          <table:table-cell table:formula="of:=[.D44]/8" office:value-type="float" office:value="0.198741007194245" calcext:value-type="float">
            <text:p>0.198741007194245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5" office:value-type="string" calcext:value-type="string">
            <text:p>3D-<text:span text:style-name="T1">cubes</text:span>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D50]/8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51]/[.C51]" office:value-type="float" office:value="1.2" calcext:value-type="float">
            <text:p>1.2</text:p>
          </table:table-cell>
          <table:table-cell table:formula="of:=[.D51]/8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52]/[.C52]" office:value-type="float" office:value="1.57142857142857" calcext:value-type="float">
            <text:p>1.57142857142857</text:p>
          </table:table-cell>
          <table:table-cell table:formula="of:=[.D52]/8" office:value-type="float" office:value="0.196428571428571" calcext:value-type="float">
            <text:p>0.196428571428571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3]/[.C53]" office:value-type="float" office:value="1.61904761904762" calcext:value-type="float">
            <text:p>1.61904761904762</text:p>
          </table:table-cell>
          <table:table-cell table:formula="of:=[.D53]/8" office:value-type="float" office:value="0.202380952380952" calcext:value-type="float">
            <text:p>0.20238095238095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table:formula="of:=[.B54]/[.C54]" office:value-type="float" office:value="1.58992805755396" calcext:value-type="float">
            <text:p>1.58992805755396</text:p>
          </table:table-cell>
          <table:table-cell table:formula="of:=[.D54]/8" office:value-type="float" office:value="0.198741007194245" calcext:value-type="float">
            <text:p>0.198741007194245</text:p>
          </table:table-cell>
          <table:table-cell table:number-columns-repeated="59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2" table:default-cell-style-name="ce3"/>
        <table:table-row table:style-name="ro1" table:number-rows-repeated="2">
          <table:table-cell table:style-name="Default"/>
        </table:table-row>
        <table:table-row table:style-name="ro1">
          <table:table-cell table:style-name="ce1"/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8:02:05.47190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Andreas Peintner</meta:initial-creator>
    <meta:creation-date>2019-11-04T08:25:39Z</meta:creation-date>
    <dc:date>2019-11-06T08:23:41.273387954</dc:date>
    <meta:editing-duration>PT49M38S</meta:editing-duration>
    <meta:editing-cycles>8</meta:editing-cycles>
    <meta:document-statistic meta:table-count="2" meta:cell-count="2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Time</text:p>
        </chart:title>
        <chart:legend chart:legend-position="end" svg:x="12.804cm" svg:y="2.209cm" style:legend-expansion="high" chart:style-name="ch3"/>
        <chart:plot-area chart:style-name="ch4" table:cell-range-address="Tabelle1.A4:Tabelle1.D7 Tabelle1.B3:Tabelle1.B3 Tabelle1.C13:Tabelle1.D17 Tabelle1.C30:Tabelle1.C35 Tabelle1.C21:Tabelle1.C26 Tabelle1.C39:Tabelle1.C44 Tabelle1.C49:Tabelle1.C54" chart:data-source-has-labels="row" svg:x="1.331cm" svg:y="1.275cm" svg:width="11.153cm" svg:height="6.564cm">
          <chartooo:coordinate-region svg:x="2.614cm" svg:y="1.474cm" svg:width="9.683cm" svg:height="5.718cm"/>
          <chart:axis chart:dimension="x" chart:name="primary-x" chart:style-name="ch5">
            <chart:title svg:x="6.241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title svg:x="0.451cm" svg:y="5.117cm" chart:style-name="ch9">
              <text:p>time [s]</text:p>
            </chart:title>
            <chart:grid chart:style-name="ch7" chart:class="major"/>
          </chart:axis>
          <chart:series chart:style-name="ch10" chart:values-cell-range-address="Tabelle1.B4:Tabelle1.B7" chart:label-cell-address="Tabelle1.B3:Tabelle1.B3" chart:class="chart:scatter">
            <chart:domain table:cell-range-address="Tabelle1.A4:Tabelle1.A7"/>
            <chart:data-point chart:repeated="4"/>
          </chart:series>
          <chart:series chart:style-name="ch11" chart:values-cell-range-address="Tabelle1.C4:Tabelle1.C7" loext:label-string="slabs_4_nb" chart:class="chart:scatter">
            <chart:data-point chart:repeated="4"/>
          </chart:series>
          <chart:series chart:style-name="ch12" chart:values-cell-range-address="Tabelle1.D4:Tabelle1.D7" loext:label-string="slabs_8_nb" chart:class="chart:scatter">
            <chart:data-point chart:repeated="4"/>
          </chart:series>
          <chart:series chart:style-name="ch13" chart:values-cell-range-address="Tabelle1.D13:Tabelle1.D17" loext:label-string="slabs_8_b" chart:class="chart:scatter">
            <chart:data-point chart:repeated="5"/>
          </chart:series>
          <chart:series chart:style-name="ch14" chart:values-cell-range-address="Tabelle1.C13:Tabelle1.C17" loext:label-string="slabs_4_b" chart:class="chart:scatter">
            <chart:data-point chart:repeated="5"/>
          </chart:series>
          <chart:series chart:style-name="ch15" chart:values-cell-range-address="Tabelle1.C30:Tabelle1.C35" loext:label-string="poles_4_b" chart:class="chart:scatter">
            <chart:data-point chart:repeated="6"/>
          </chart:series>
          <chart:series chart:style-name="ch16" chart:values-cell-range-address="Tabelle1.C21:Tabelle1.C26" loext:label-string="poles_4_nb" chart:class="chart:scatter">
            <chart:data-point chart:repeated="6"/>
          </chart:series>
          <chart:series chart:style-name="ch17" chart:values-cell-range-address="Tabelle1.C39:Tabelle1.C44" loext:label-string="cubes_8_nb" chart:class="chart:scatter">
            <chart:data-point chart:repeated="6"/>
          </chart:series>
          <chart:series chart:style-name="ch18" chart:values-cell-range-address="Tabelle1.C49:Tabelle1.C54" loext:label-string="cubes_8_b" chart:class="chart:scatte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Tabelle1.B3:Tabelle1.B3</svg:desc>
                </draw:g>
              </table:table-cell>
              <table:table-cell office:value-type="string">
                <text:p>slabs_4_nb</text:p>
              </table:table-cell>
              <table:table-cell office:value-type="string">
                <text:p>slabs_8_nb</text:p>
              </table:table-cell>
              <table:table-cell office:value-type="string">
                <text:p>slabs_8_b</text:p>
              </table:table-cell>
              <table:table-cell office:value-type="string">
                <text:p>slabs_4_b</text:p>
              </table:table-cell>
              <table:table-cell office:value-type="string">
                <text:p>poles_4_b</text:p>
              </table:table-cell>
              <table:table-cell office:value-type="string">
                <text:p>poles_4_n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Tabelle1.A4:Tabelle1.A7</svg:desc>
                </draw:g>
              </table:table-cell>
              <table:table-cell office:value-type="float" office:value="0.807">
                <text:p>0.807</text:p>
                <draw:g>
                  <svg:desc>Tabelle1.B4:Tabelle1.B7</svg:desc>
                </draw:g>
              </table:table-cell>
              <table:table-cell office:value-type="float" office:value="0.567">
                <text:p>0.567</text:p>
                <draw:g>
                  <svg:desc>Tabelle1.C4:Tabelle1.C7</svg:desc>
                </draw:g>
              </table:table-cell>
              <table:table-cell office:value-type="float" office:value="0.524">
                <text:p>0.524</text:p>
                <draw:g>
                  <svg:desc>Tabelle1.D4:Tabelle1.D7</svg:desc>
                </draw:g>
              </table:table-cell>
              <table:table-cell office:value-type="float" office:value="NaN">
                <text:p>NaN</text:p>
                <draw:g>
                  <svg:desc>Tabelle1.D13:Tabelle1.D17</svg:desc>
                </draw:g>
              </table:table-cell>
              <table:table-cell office:value-type="float" office:value="NaN">
                <text:p>NaN</text:p>
                <draw:g>
                  <svg:desc>Tabelle1.C13:Tabelle1.C17</svg:desc>
                </draw:g>
              </table:table-cell>
              <table:table-cell office:value-type="float" office:value="NaN">
                <text:p>NaN</text:p>
                <draw:g>
                  <svg:desc>Tabelle1.C30:Tabelle1.C35</svg:desc>
                </draw:g>
              </table:table-cell>
              <table:table-cell office:value-type="float" office:value="NaN">
                <text:p>NaN</text:p>
                <draw:g>
                  <svg:desc>Tabelle1.C21:Tabelle1.C26</svg:desc>
                </draw:g>
              </table:table-cell>
              <table:table-cell office:value-type="float" office:value="NaN">
                <text:p>NaN</text:p>
                <draw:g>
                  <svg:desc>Tabelle1.C39:Tabelle1.C44</svg:desc>
                </draw:g>
              </table:table-cell>
              <table:table-cell office:value-type="float" office:value="NaN">
                <text:p>NaN</text:p>
                <draw:g>
                  <svg:desc>Tabelle1.C49:Tabelle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2.885">
                <text:p>12.885</text:p>
              </table:table-cell>
              <table:table-cell office:value-type="float" office:value="7.462">
                <text:p>7.462</text:p>
              </table:table-cell>
              <table:table-cell office:value-type="float" office:value="5.646">
                <text:p>5.646</text:p>
              </table:table-cell>
              <table:table-cell office:value-type="float" office:value="0.532">
                <text:p>0.532</text:p>
              </table:table-cell>
              <table:table-cell office:value-type="float" office:value="0.657">
                <text:p>0.6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35.282">
                <text:p>35.282</text:p>
              </table:table-cell>
              <table:table-cell office:value-type="float" office:value="10.849">
                <text:p>10.849</text:p>
              </table:table-cell>
              <table:table-cell office:value-type="float" office:value="8.11">
                <text:p>8.11</text:p>
              </table:table-cell>
              <table:table-cell office:value-type="float" office:value="4.964">
                <text:p>4.964</text:p>
              </table:table-cell>
              <table:table-cell office:value-type="float" office:value="7.698">
                <text:p>7.69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3.723">
                <text:p>53.723</text:p>
              </table:table-cell>
              <table:table-cell office:value-type="float" office:value="16.486">
                <text:p>16.486</text:p>
              </table:table-cell>
              <table:table-cell office:value-type="float" office:value="10.958">
                <text:p>10.958</text:p>
              </table:table-cell>
              <table:table-cell office:value-type="float" office:value="7.776">
                <text:p>7.776</text:p>
              </table:table-cell>
              <table:table-cell office:value-type="float" office:value="12.244">
                <text:p>12.24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16.495">
                <text:p>16.495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257">
                <text:p>257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peedup</text:p>
        </chart:title>
        <chart:legend chart:legend-position="end" svg:x="12.804cm" svg:y="2.458cm" style:legend-expansion="high" chart:style-name="ch3"/>
        <chart:plot-area chart:style-name="ch4" table:cell-range-address="Tabelle1.A3:Tabelle1.A7 Tabelle1.E3:Tabelle1.E7 Tabelle1.G3:Tabelle1.G7 Tabelle1.E13:Tabelle1.E17 Tabelle1.G13:Tabelle1.G17 Tabelle1.D21:Tabelle1.D26 Tabelle1.D30:Tabelle1.D35 Tabelle1.D39:Tabelle1.D44 Tabelle1.D49:Tabelle1.D54" chart:data-source-has-labels="row" svg:x="0.32cm" svg:y="1.275cm" svg:width="12.164cm" svg:height="6.564cm">
          <chartooo:coordinate-region svg:x="0.756cm" svg:y="1.474cm" svg:width="11.541cm" svg:height="5.718cm"/>
          <chart:axis chart:dimension="x" chart:name="primary-x" chart:style-name="ch5">
            <chart:title svg:x="5.736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Tabelle1.E3:Tabelle1.E7" loext:label-string="slab_8_nb" chart:class="chart:scatter">
            <chart:domain table:cell-range-address="Tabelle1.A3:Tabelle1.A7"/>
            <chart:data-point chart:repeated="5"/>
          </chart:series>
          <chart:series chart:style-name="ch10" chart:values-cell-range-address="Tabelle1.G3:Tabelle1.G7" loext:label-string="slab_4_nb" chart:class="chart:scatter">
            <chart:data-point chart:repeated="5"/>
          </chart:series>
          <chart:series chart:style-name="ch11" chart:values-cell-range-address="Tabelle1.E13:Tabelle1.E17" loext:label-string="slab_8_b" chart:class="chart:scatter">
            <chart:data-point chart:repeated="5"/>
          </chart:series>
          <chart:series chart:style-name="ch12" chart:values-cell-range-address="Tabelle1.G13:Tabelle1.G17" loext:label-string="slab_4_b" chart:class="chart:scatter">
            <chart:data-point chart:repeated="5"/>
          </chart:series>
          <chart:series chart:style-name="ch13" chart:values-cell-range-address="Tabelle1.D21:Tabelle1.D26" loext:label-string="poles_4_b" chart:class="chart:scatter">
            <chart:data-point chart:repeated="6"/>
          </chart:series>
          <chart:series chart:style-name="ch14" chart:values-cell-range-address="Tabelle1.D30:Tabelle1.D35" loext:label-string="poles_4_nb" chart:class="chart:scatter">
            <chart:data-point chart:repeated="6"/>
          </chart:series>
          <chart:series chart:style-name="ch15" chart:values-cell-range-address="Tabelle1.D39:Tabelle1.D44" loext:label-string="cubes_8_nb" chart:class="chart:scatter">
            <chart:data-point chart:repeated="6"/>
          </chart:series>
          <chart:series chart:style-name="ch16" chart:values-cell-range-address="Tabelle1.D49:Tabelle1.D54" loext:label-string="cubes_8_b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ab_8_nb</text:p>
              </table:table-cell>
              <table:table-cell office:value-type="string">
                <text:p>slab_4_nb</text:p>
              </table:table-cell>
              <table:table-cell office:value-type="string">
                <text:p>slab_8_b</text:p>
              </table:table-cell>
              <table:table-cell office:value-type="string">
                <text:p>slab_4_b</text:p>
              </table:table-cell>
              <table:table-cell office:value-type="string">
                <text:p>poles_4_b</text:p>
              </table:table-cell>
              <table:table-cell office:value-type="string">
                <text:p>poles_4_n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NaN">
                <text:p>NaN</text:p>
                <draw:g>
                  <svg:desc>Tabelle1.E3:Tabelle1.E7</svg:desc>
                </draw:g>
              </table:table-cell>
              <table:table-cell office:value-type="float" office:value="NaN">
                <text:p>NaN</text:p>
                <draw:g>
                  <svg:desc>Tabelle1.G3:Tabelle1.G7</svg:desc>
                </draw:g>
              </table:table-cell>
              <table:table-cell office:value-type="float" office:value="NaN">
                <text:p>NaN</text:p>
                <draw:g>
                  <svg:desc>Tabelle1.E13:Tabelle1.E17</svg:desc>
                </draw:g>
              </table:table-cell>
              <table:table-cell office:value-type="float" office:value="NaN">
                <text:p>NaN</text:p>
                <draw:g>
                  <svg:desc>Tabelle1.G13:Tabelle1.G17</svg:desc>
                </draw:g>
              </table:table-cell>
              <table:table-cell office:value-type="float" office:value="NaN">
                <text:p>NaN</text:p>
                <draw:g>
                  <svg:desc>Tabelle1.D21:Tabelle1.D26</svg:desc>
                </draw:g>
              </table:table-cell>
              <table:table-cell office:value-type="float" office:value="NaN">
                <text:p>NaN</text:p>
                <draw:g>
                  <svg:desc>Tabelle1.D30:Tabelle1.D35</svg:desc>
                </draw:g>
              </table:table-cell>
              <table:table-cell office:value-type="float" office:value="NaN">
                <text:p>NaN</text:p>
                <draw:g>
                  <svg:desc>Tabelle1.D39:Tabelle1.D44</svg:desc>
                </draw:g>
              </table:table-cell>
              <table:table-cell office:value-type="float" office:value="NaN">
                <text:p>NaN</text:p>
                <draw:g>
                  <svg:desc>Tabelle1.D49:Tabelle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.54007633587786">
                <text:p>1.54007633587786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1.51691729323308">
                <text:p>1.51691729323308</text:p>
              </table:table-cell>
              <table:table-cell office:value-type="float" office:value="1.22831050228311">
                <text:p>1.228310502283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.28214665249734">
                <text:p>2.28214665249734</text:p>
              </table:table-cell>
              <table:table-cell office:value-type="float" office:value="1.7267488608952">
                <text:p>1.7267488608952</text:p>
              </table:table-cell>
              <table:table-cell office:value-type="float" office:value="2.59568896051571">
                <text:p>2.59568896051571</text:p>
              </table:table-cell>
              <table:table-cell office:value-type="float" office:value="1.67381137957911">
                <text:p>1.67381137957911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4.35043156596794">
                <text:p>4.35043156596794</text:p>
              </table:table-cell>
              <table:table-cell office:value-type="float" office:value="3.25209696746244">
                <text:p>3.25209696746244</text:p>
              </table:table-cell>
              <table:table-cell office:value-type="float" office:value="4.53729423868313">
                <text:p>4.53729423868313</text:p>
              </table:table-cell>
              <table:table-cell office:value-type="float" office:value="2.88157464880758">
                <text:p>2.88157464880758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.90262821682789">
                <text:p>4.90262821682789</text:p>
              </table:table-cell>
              <table:table-cell office:value-type="float" office:value="3.25870435521048">
                <text:p>3.25870435521048</text:p>
              </table:table-cell>
              <table:table-cell office:value-type="float" office:value="5.02084112149533">
                <text:p>5.02084112149533</text:p>
              </table:table-cell>
              <table:table-cell office:value-type="float" office:value="3.25692634131555">
                <text:p>3.25692634131555</text:p>
              </table:table-cell>
              <table:table-cell office:value-type="float" office:value="0.790697674418605">
                <text:p>0.790697674418605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61904761904762">
                <text:p>1.61904761904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922178988327">
                <text:p>0.859922178988327</text:p>
              </table:table-cell>
              <table:table-cell office:value-type="float" office:value="0.87007874015748">
                <text:p>0.87007874015748</text:p>
              </table:table-cell>
              <table:table-cell office:value-type="float" office:value="1.58992805755396">
                <text:p>1.58992805755396</text:p>
              </table:table-cell>
              <table:table-cell office:value-type="float" office:value="1.58992805755396">
                <text:p>1.58992805755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fficiency</text:p>
        </chart:title>
        <chart:legend chart:legend-position="end" svg:x="12.804cm" svg:y="2.458cm" style:legend-expansion="high" chart:style-name="ch3"/>
        <chart:plot-area chart:style-name="ch4" table:cell-range-address="Tabelle1.A3:Tabelle1.A7 Tabelle1.F3:Tabelle1.F7 Tabelle1.F13:Tabelle1.F17 Tabelle1.H3:Tabelle1.H7 Tabelle1.H13:Tabelle1.H17 Tabelle1.E30:Tabelle1.E35 Tabelle1.E21:Tabelle1.E26 Tabelle1.E39:Tabelle1.E44 Tabelle1.E49:Tabelle1.E54" chart:data-source-has-labels="row" svg:x="0.32cm" svg:y="1.275cm" svg:width="12.164cm" svg:height="6.564cm">
          <chartooo:coordinate-region svg:x="1.047cm" svg:y="1.474cm" svg:width="11.25cm" svg:height="5.718cm"/>
          <chart:axis chart:dimension="x" chart:name="primary-x" chart:style-name="ch5">
            <chart:title svg:x="5.736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Tabelle1.F3:Tabelle1.F7" loext:label-string="slabs_8_nb" chart:class="chart:scatter">
            <chart:domain table:cell-range-address="Tabelle1.A3:Tabelle1.A7"/>
            <chart:data-point chart:repeated="5"/>
          </chart:series>
          <chart:series chart:style-name="ch10" chart:values-cell-range-address="Tabelle1.F13:Tabelle1.F17" loext:label-string="slabs_8_b" chart:class="chart:scatter">
            <chart:data-point chart:repeated="5"/>
          </chart:series>
          <chart:series chart:style-name="ch11" chart:values-cell-range-address="Tabelle1.H3:Tabelle1.H7" loext:label-string="slabs_4_nb" chart:class="chart:scatter">
            <chart:data-point chart:repeated="5"/>
          </chart:series>
          <chart:series chart:style-name="ch12" chart:values-cell-range-address="Tabelle1.H13:Tabelle1.H17" loext:label-string="slabs_4_b" chart:class="chart:scatter">
            <chart:data-point chart:repeated="5"/>
          </chart:series>
          <chart:series chart:style-name="ch13" chart:values-cell-range-address="Tabelle1.E30:Tabelle1.E35" loext:label-string="poles_4_nb" chart:class="chart:scatter">
            <chart:data-point chart:repeated="6"/>
          </chart:series>
          <chart:series chart:style-name="ch14" chart:values-cell-range-address="Tabelle1.E21:Tabelle1.E26" loext:label-string="poles_4_b" chart:class="chart:scatter">
            <chart:data-point chart:repeated="6"/>
          </chart:series>
          <chart:series chart:style-name="ch15" chart:values-cell-range-address="Tabelle1.E39:Tabelle1.E44" loext:label-string="cubes_8_nb" chart:class="chart:scatter">
            <chart:data-point chart:repeated="6"/>
          </chart:series>
          <chart:series chart:style-name="ch16" chart:values-cell-range-address="Tabelle1.E49:Tabelle1.E54" loext:label-string="cubes_8_b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abs_8_nb</text:p>
              </table:table-cell>
              <table:table-cell office:value-type="string">
                <text:p>slabs_8_b</text:p>
              </table:table-cell>
              <table:table-cell office:value-type="string">
                <text:p>slabs_4_nb</text:p>
              </table:table-cell>
              <table:table-cell office:value-type="string">
                <text:p>slabs_4_b</text:p>
              </table:table-cell>
              <table:table-cell office:value-type="string">
                <text:p>poles_4_nb</text:p>
              </table:table-cell>
              <table:table-cell office:value-type="string">
                <text:p>poles_4_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NaN">
                <text:p>NaN</text:p>
                <draw:g>
                  <svg:desc>Tabelle1.F3:Tabelle1.F7</svg:desc>
                </draw:g>
              </table:table-cell>
              <table:table-cell office:value-type="float" office:value="NaN">
                <text:p>NaN</text:p>
                <draw:g>
                  <svg:desc>Tabelle1.F13:Tabelle1.F17</svg:desc>
                </draw:g>
              </table:table-cell>
              <table:table-cell office:value-type="float" office:value="NaN">
                <text:p>NaN</text:p>
                <draw:g>
                  <svg:desc>Tabelle1.H3:Tabelle1.H7</svg:desc>
                </draw:g>
              </table:table-cell>
              <table:table-cell office:value-type="float" office:value="NaN">
                <text:p>NaN</text:p>
                <draw:g>
                  <svg:desc>Tabelle1.H13:Tabelle1.H17</svg:desc>
                </draw:g>
              </table:table-cell>
              <table:table-cell office:value-type="float" office:value="NaN">
                <text:p>NaN</text:p>
                <draw:g>
                  <svg:desc>Tabelle1.E30:Tabelle1.E35</svg:desc>
                </draw:g>
              </table:table-cell>
              <table:table-cell office:value-type="float" office:value="NaN">
                <text:p>NaN</text:p>
                <draw:g>
                  <svg:desc>Tabelle1.E21:Tabelle1.E26</svg:desc>
                </draw:g>
              </table:table-cell>
              <table:table-cell office:value-type="float" office:value="NaN">
                <text:p>NaN</text:p>
                <draw:g>
                  <svg:desc>Tabelle1.E39:Tabelle1.E44</svg:desc>
                </draw:g>
              </table:table-cell>
              <table:table-cell office:value-type="float" office:value="NaN">
                <text:p>NaN</text:p>
                <draw:g>
                  <svg:desc>Tabelle1.E49:Tabelle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192509541984733">
                <text:p>0.192509541984733</text:p>
              </table:table-cell>
              <table:table-cell office:value-type="float" office:value="0.189614661654135">
                <text:p>0.189614661654135</text:p>
              </table:table-cell>
              <table:table-cell office:value-type="float" office:value="0.355820105820106">
                <text:p>0.355820105820106</text:p>
              </table:table-cell>
              <table:table-cell office:value-type="float" office:value="0.307077625570776">
                <text:p>0.30707762557077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285268331562168">
                <text:p>0.285268331562168</text:p>
              </table:table-cell>
              <table:table-cell office:value-type="float" office:value="0.324461120064464">
                <text:p>0.324461120064464</text:p>
              </table:table-cell>
              <table:table-cell office:value-type="float" office:value="0.431687215223801">
                <text:p>0.431687215223801</text:p>
              </table:table-cell>
              <table:table-cell office:value-type="float" office:value="0.418452844894778">
                <text:p>0.418452844894778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0.543803945745993">
                <text:p>0.543803945745993</text:p>
              </table:table-cell>
              <table:table-cell office:value-type="float" office:value="0.567161779835391">
                <text:p>0.567161779835391</text:p>
              </table:table-cell>
              <table:table-cell office:value-type="float" office:value="0.81302424186561">
                <text:p>0.81302424186561</text:p>
              </table:table-cell>
              <table:table-cell office:value-type="float" office:value="0.720393662201895">
                <text:p>0.720393662201895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612828527103486">
                <text:p>0.612828527103486</text:p>
              </table:table-cell>
              <table:table-cell office:value-type="float" office:value="0.627605140186916">
                <text:p>0.627605140186916</text:p>
              </table:table-cell>
              <table:table-cell office:value-type="float" office:value="0.81467608880262">
                <text:p>0.81467608880262</text:p>
              </table:table-cell>
              <table:table-cell office:value-type="float" office:value="0.814231585328887">
                <text:p>0.814231585328887</text:p>
              </table:table-cell>
              <table:table-cell office:value-type="float" office:value="0.207317073170732">
                <text:p>0.207317073170732</text:p>
              </table:table-cell>
              <table:table-cell office:value-type="float" office:value="0.197674418604651">
                <text:p>0.197674418604651</text:p>
              </table:table-cell>
              <table:table-cell office:value-type="float" office:value="0.202380952380952">
                <text:p>0.202380952380952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51968503937">
                <text:p>0.21751968503937</text:p>
              </table:table-cell>
              <table:table-cell office:value-type="float" office:value="0.214980544747082">
                <text:p>0.214980544747082</text:p>
              </table:table-cell>
              <table:table-cell office:value-type="float" office:value="0.198741007194245">
                <text:p>0.198741007194245</text:p>
              </table:table-cell>
              <table:table-cell office:value-type="float" office:value="0.198741007194245">
                <text:p>0.198741007194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